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rsid="0000ec61" officeooo:paragraph-rsid="0000ec61"/>
    </style:style>
    <style:style style:name="P2" style:family="paragraph" style:parent-style-name="Text_20_body">
      <style:text-properties fo:font-weight="bold" officeooo:rsid="0000ec61" officeooo:paragraph-rsid="0000ec61" style:font-weight-asian="bold" style:font-weight-complex="bold"/>
    </style:style>
    <style:style style:name="P3" style:family="paragraph" style:parent-style-name="Text_20_body">
      <style:text-properties fo:font-weight="bold" officeooo:rsid="000214ff" officeooo:paragraph-rsid="000214ff" style:font-weight-asian="bold" style:font-weight-complex="bold"/>
    </style:style>
    <style:style style:name="P4" style:family="paragraph" style:parent-style-name="Text_20_body">
      <style:text-properties fo:font-weight="bold" officeooo:rsid="00033027" officeooo:paragraph-rsid="00033027" style:font-weight-asian="bold" style:font-weight-complex="bold"/>
    </style:style>
    <style:style style:name="P5" style:family="paragraph" style:parent-style-name="Text_20_body">
      <style:text-properties fo:font-weight="bold" officeooo:rsid="00071afc" officeooo:paragraph-rsid="00071afc" style:font-weight-asian="bold" style:font-weight-complex="bold"/>
    </style:style>
    <style:style style:name="P6" style:family="paragraph" style:parent-style-name="Text_20_body">
      <style:text-properties fo:font-weight="bold" officeooo:rsid="00071afc" officeooo:paragraph-rsid="000a4d19" style:font-weight-asian="bold" style:font-weight-complex="bold"/>
    </style:style>
    <style:style style:name="P7" style:family="paragraph" style:parent-style-name="Text_20_body">
      <style:text-properties fo:font-weight="normal" officeooo:rsid="00033027" officeooo:paragraph-rsid="00033027" style:font-weight-asian="normal" style:font-weight-complex="normal"/>
    </style:style>
    <style:style style:name="P8" style:family="paragraph" style:parent-style-name="Text_20_body">
      <style:text-properties fo:font-weight="normal" officeooo:rsid="00071afc" officeooo:paragraph-rsid="00071afc" style:font-weight-asian="normal" style:font-weight-complex="normal"/>
    </style:style>
    <style:style style:name="P9" style:family="paragraph" style:parent-style-name="Text_20_body">
      <style:text-properties fo:font-weight="normal" officeooo:rsid="00071afc" officeooo:paragraph-rsid="000a4d19" style:font-weight-asian="normal" style:font-weight-complex="normal"/>
    </style:style>
    <style:style style:name="P10" style:family="paragraph" style:parent-style-name="Text_20_body">
      <style:text-properties officeooo:rsid="00058ecc" officeooo:paragraph-rsid="00058ecc"/>
    </style:style>
    <style:style style:name="T1" style:family="text">
      <style:text-properties officeooo:rsid="000214ff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2bb90" style:font-weight-asian="normal" style:font-weight-complex="normal"/>
    </style:style>
    <style:style style:name="T4" style:family="text">
      <style:text-properties fo:font-weight="normal" officeooo:rsid="00033027" style:font-weight-asian="normal" style:font-weight-complex="normal"/>
    </style:style>
    <style:style style:name="T5" style:family="text">
      <style:text-properties fo:font-weight="normal" officeooo:rsid="0003872c" style:font-weight-asian="normal" style:font-weight-complex="normal"/>
    </style:style>
    <style:style style:name="T6" style:family="text">
      <style:text-properties officeooo:rsid="0003872c"/>
    </style:style>
    <style:style style:name="T7" style:family="text">
      <style:text-properties officeooo:rsid="00050db3"/>
    </style:style>
    <style:style style:name="T8" style:family="text">
      <style:text-properties officeooo:rsid="000a4d19"/>
    </style:style>
    <style:style style:name="T9" style:family="text">
      <style:text-properties officeooo:rsid="000d48a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MCD</text:p>
      <text:p text:style-name="Subtitle">Les relations et cardinalités</text:p>
      <text:p text:style-name="P10"/>
      <text:p text:style-name="P2">L’utilisateur ( users ) appartient à un type d’utilisateur ( userTypes ) :</text:p>
      <text:p text:style-name="P1"><text:tab/>- L’utilisateur à forcément un type ( particulier ou professionnel ).</text:p>
      <text:p text:style-name="P1"><text:tab/>- Le type d’utilisateur peut ne pas appartenir a un utilisateur <text:span text:style-name="T1">comme</text:span> appartenir à plusieurs <text:tab/>d’entre eux.</text:p>
      <text:p text:style-name="P1"/>
      <text:p text:style-name="P3">Le sous type d’utilisateurs ( subTypes ) est une extension du type d’utilisateurs ( userTypes ) :</text:p>
      <text:p text:style-name="P3"><text:tab/><text:span text:style-name="T2">- Un sous type d’utilisateurs prolonge forcément un type d’utilisateurs </text:span><text:span text:style-name="T3">et ne peut être <text:tab/>l’extension </text:span><text:span text:style-name="T2"><text:s/></text:span><text:span text:style-name="T3">que d’un seul type .</text:span></text:p>
      <text:p text:style-name="P3"><text:span text:style-name="T3"><text:tab/></text:span><text:span text:style-name="T5">Étant</text:span><text:span text:style-name="T3"> définit par son type principale, </text:span><text:span text:style-name="T5">le sous type</text:span><text:span text:style-name="T3"> ne peut donc pas avoir plusieurs </text:span><text:span text:style-name="T5">types</text:span><text:span text:style-name="T3">.</text:span></text:p>
      <text:p text:style-name="P3"><text:span text:style-name="T3"><text:tab/>- Le type d’utilisateurs peut ne pas avoir de sous type </text:span><text:span text:style-name="T4">comme en avoir plusieurs.</text:span><text:span text:style-name="T3"> </text:span></text:p>
      <text:p text:style-name="P3"><text:span text:style-name="T4"/></text:p>
      <text:p text:style-name="P4">L’utilisateur ( users ) appartient donc à un sous type d’utilisateurs ( sub types ) :</text:p>
      <text:p text:style-name="P7"><text:tab/>- L’utilisateur <text:span text:style-name="T6">à forcément un sous type et ne peut en avoir qu’un seul ( à la fois ).</text:span></text:p>
      <text:p text:style-name="P7"><text:tab/>- <text:span text:style-name="T7">Un sous type d’utilisateurs peut ne pas appartenir a un utilisateur comme appartenir <text:tab/>plusieurs d’entre eux.</text:span></text:p>
      <text:p text:style-name="P7"/>
      <text:p text:style-name="P5">L’utilisateur ( users ) travail sur des projets ( projects ) :</text:p>
      <text:p text:style-name="P8"><text:tab/>- L’utilisateur peut ne travailler sur aucuns projets et peut travailler sur autant de projets qu’il <text:tab/>le souhaite. </text:p>
      <text:p text:style-name="P8"><text:tab/>- Un projet peut n’avoir aucuns utilisateurs travaillant dessus comme en avoir plusieurs.</text:p>
      <text:p text:style-name="P9"><text:tab/>Étant une relation n / n, la table workOn fait la relation entre ces deux tables .</text:p>
      <text:p text:style-name="P9"/>
      <text:p text:style-name="P6"><text:span text:style-name="T8">Le projet ( projects ) a un type ( projectTypes ) : </text:span></text:p>
      <text:p text:style-name="P9"><text:tab/>- <text:span text:style-name="T8">Le projet a forcément un type ( construction ou rénovation ), et ne peut en avoir qu’un.</text:span></text:p>
      <text:p text:style-name="P9"><text:tab/>- <text:span text:style-name="T9">Un type peut ne définir aucun projet comme en définir plusieurs.</text:span>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4T23:35:22.548749465</meta:creation-date>
    <dc:date>2018-03-25T01:57:44.391322290</dc:date>
    <meta:editing-duration>PT16M26S</meta:editing-duration>
    <meta:editing-cycles>4</meta:editing-cycles>
    <meta:generator>LibreOffice/5.4.5.1$Linux_X86_64 LibreOffice_project/40m0$Build-1</meta:generator>
    <meta:document-statistic meta:table-count="0" meta:image-count="0" meta:object-count="0" meta:page-count="1" meta:paragraph-count="19" meta:word-count="268" meta:character-count="1522" meta:non-whitespace-character-count="1253"/>
  </office:meta>
</office:document-meta>
</file>